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2a0" officeooo:paragraph-rsid="0006d2a0"/>
    </style:style>
    <style:style style:name="P2" style:family="paragraph" style:parent-style-name="Standard">
      <style:text-properties officeooo:rsid="000bc41d" officeooo:paragraph-rsid="000bc41d"/>
    </style:style>
    <style:style style:name="P3" style:family="paragraph" style:parent-style-name="Standard">
      <style:text-properties officeooo:paragraph-rsid="000bc41d"/>
    </style:style>
    <style:style style:name="P4" style:family="paragraph" style:parent-style-name="Heading_20_1">
      <style:text-properties officeooo:paragraph-rsid="000bc41d"/>
    </style:style>
    <style:style style:name="T1" style:family="text">
      <style:text-properties officeooo:rsid="000bc4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0 개요</text:p>
      <text:p text:style-name="Standard"/>
      <text:p text:style-name="Standard">목표</text:p>
      <text:p text:style-name="Standard">- 머신러닝에 대한 이해</text:p>
      <text:p text:style-name="Standard">- 텐서플로우 / 파이썬</text:p>
      <text:p text:style-name="Standard"/>
      <text:p text:style-name="Standard">10분 강의</text:p>
      <text:p text:style-name="Standard"/>
      <text:p text:style-name="P1">Andrew Ng 교수의 강의, 자료</text:p>
      <text:p text:style-name="P1"/>
      <text:p text:style-name="P1">계획</text:p>
      <text:p text:style-name="P1">- 머신러닝</text:p>
      <text:p text:style-name="P1">- 선형회귀</text:p>
      <text:p text:style-name="P1"/>
      <text:h text:style-name="P4" text:outline-level="1">ML lec 01 - 기본적인 Machine Learning 의 용어와 개념 설명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8:45:51.587663172</meta:creation-date>
    <dc:date>2019-07-15T18:55:10.116763551</dc:date>
    <meta:editing-duration>PT9M15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69" meta:character-count="118" meta:non-whitespace-character-count="94"/>
  </office:meta>
</office:document-meta>
</file>